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2.7937in"/>
    </style:style>
    <style:style style:name="co8" style:family="table-column">
      <style:table-column-properties fo:break-before="auto" style:column-width="1.3571in"/>
    </style:style>
    <style:style style:name="co9" style:family="table-column">
      <style:table-column-properties fo:break-before="auto" style:column-width="2.9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09in"/>
    </style:style>
    <style:style style:name="co12" style:family="table-column">
      <style:table-column-properties fo:break-before="auto" style:column-width="0.6634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4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</text:p>
          </table:table-cell>
          <table:table-cell/>
          <table:table-cell table:style-name="ce3" office:value-type="string" calcext:value-type="string">
            <text:p>Entropy(S)</text:p>
          </table:table-cell>
          <table:table-cell table:style-name="ce3" table:formula="of:=-9/14*LOG(9/14;2)-5/14*LOG(5/14;2)" office:value-type="float" office:value="0.940285958670631" calcext:value-type="float">
            <text:p>0.940285958670631</text:p>
          </table:table-cell>
          <table:table-cell office:value-type="string" calcext:value-type="string">
            <text:p>*S:9yes5n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)</text:p>
          </table:table-cell>
          <table:table-cell table:formula="of:=-2/5*LOG(2/5;2)-3/5*LOG(3/5;2)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overcast)</text:p>
          </table:table-cell>
          <table:table-cell table:formula="of:=-4/4*LOG(4/4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)</text:p>
          </table:table-cell>
          <table:table-cell table:formula="of:=-3/5*LOG(3/5;2)-2/5*LOG(2/5;2)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)</text:p>
          </table:table-cell>
          <table:table-cell table:formula="of:=5/14*[.I2]+4/14*[.I3]+5/14*[.I4]" office:value-type="float" office:value="0.693536138896192" calcext:value-type="float">
            <text:p>0.693536138896192</text:p>
          </table:table-cell>
          <table:table-cell office:value-type="string" calcext:value-type="string">
            <text:p>Average Entropy Information for Outlook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S,Outlook)</text:p>
          </table:table-cell>
          <table:table-cell table:style-name="ce4" table:formula="of:=[.I1]-[.I5]" office:value-type="float" office:value="0.246749819774439" calcext:value-type="float">
            <text:p>0.246749819774439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Temperature=hot)</text:p>
          </table:table-cell>
          <table:table-cell table:formula="of:=-2/4*LOG(2/4;2)-2/4*LOG(2/4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Temperature=mild)</text:p>
          </table:table-cell>
          <table:table-cell table:formula="of:=-4/6*LOG(4/6;2)-2/6*LOG(2/6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Temperature=cool)</text:p>
          </table:table-cell>
          <table:table-cell table:formula="of:=-3/4*LOG(3/4;2)-1/4*LOG(1/4;2)" office:value-type="float" office:value="0.811278124459133" calcext:value-type="float">
            <text:p>0.81127812445913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Temperature)</text:p>
          </table:table-cell>
          <table:table-cell table:formula="of:=4/14*[.I7]+6/14*[.I8]+4/14*[.I9]" office:value-type="float" office:value="0.911063393011676" calcext:value-type="float">
            <text:p>0.911063393011676</text:p>
          </table:table-cell>
          <table:table-cell office:value-type="string" calcext:value-type="string">
            <text:p>Average Entropy Information for Temperature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S,Temperature)</text:p>
          </table:table-cell>
          <table:table-cell table:style-name="ce4" table:formula="of:=[.I1]-[.I10]" office:value-type="float" office:value="0.0292225656589546" calcext:value-type="float">
            <text:p>0.029222565658955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high)</text:p>
          </table:table-cell>
          <table:table-cell table:formula="of:=-3/7*LOG(3/7;2)-4/7*LOG(4/7;2)" office:value-type="float" office:value="0.985228136034252" calcext:value-type="float">
            <text:p>0.98522813603425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normal)</text:p>
          </table:table-cell>
          <table:table-cell table:formula="of:=-6/7*LOG(6/7;2)-1/7*LOG(1/7;2)" office:value-type="float" office:value="0.591672778582328" calcext:value-type="float">
            <text:p>0.591672778582328</text:p>
          </table:table-cell>
          <table:table-cell table:number-columns-repeated="4"/>
          <table:table-cell table:style-name="ce4" office:value-type="string" calcext:value-type="string">
            <text:p>Outloo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)</text:p>
          </table:table-cell>
          <table:table-cell table:formula="of:=7/14*[.I12]+7/14*[.I13]" office:value-type="float" office:value="0.78845045730829" calcext:value-type="float">
            <text:p>0.78845045730829</text:p>
          </table:table-cell>
          <table:table-cell office:value-type="string" calcext:value-type="string">
            <text:p>Average Entropy Information for Humidity</text:p>
          </table:table-cell>
          <table:table-cell table:number-columns-repeated="2"/>
          <table:table-cell office:value-type="string" calcext:value-type="string">
            <text:p>sunny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rainy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table:style-name="ce4" office:value-type="string" calcext:value-type="string">
            <text:p>IG(S,Humidity)</text:p>
          </table:table-cell>
          <table:table-cell table:style-name="ce4" table:formula="of:=[.I1]-[.I14]" office:value-type="float" office:value="0.151835501362341" calcext:value-type="float">
            <text:p>0.151835501362341</text:p>
          </table:table-cell>
          <table:table-cell office:value-type="string" calcext:value-type="string">
            <text:p>Information Gain</text:p>
          </table:table-cell>
          <table:table-cell table:number-columns-repeated="2"/>
          <table:table-cell table:style-name="ce4" office:value-type="string" calcext:value-type="string">
            <text:p>Humidity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Win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Entropy(Wind=weak)</text:p>
          </table:table-cell>
          <table:table-cell office:value-type="float" office:value="0.811278124459133" calcext:value-type="float">
            <text:p>0.811278124459133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strong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ntropy(Wind=strong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Entropy(Wind)</text:p>
          </table:table-cell>
          <table:table-cell office:value-type="float" office:value="0.892158928262362" calcext:value-type="float">
            <text:p>0.892158928262362</text:p>
          </table:table-cell>
          <table:table-cell office:value-type="string" calcext:value-type="string">
            <text:p>Average Entropy Information for Wind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" office:value-type="string" calcext:value-type="string">
            <text:p>IG(S,Wind)</text:p>
          </table:table-cell>
          <table:table-cell table:style-name="ce4" office:value-type="float" office:value="0.048127030408269" calcext:value-type="float">
            <text:p>0.048127030408269</text:p>
          </table:table-cell>
          <table:table-cell office:value-type="string" calcext:value-type="string">
            <text:p>Information Gain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Sunny</text:p>
          </table:table-cell>
          <table:table-cell office:value-type="string" calcext:value-type="string">
            <text:p>Entropy(Outlook=sunny,Temperature=hot)</text:p>
          </table:table-cell>
          <table:table-cell table:formula="of:=-0-2/2*LOG(2/2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,Temperature=mild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,Temperature=cool)</text:p>
          </table:table-cell>
          <table:table-cell table:formula="of:=-1/1*LOG(1/1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sunny,Temperature)</text:p>
          </table:table-cell>
          <table:table-cell table:formula="of:=2/5*[.I21]+2/5*[.I22]+1/5*[.I23]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Outlook=sunny,Temperature)</text:p>
          </table:table-cell>
          <table:table-cell table:style-name="ce4" table:formula="of:=[.I2]-[.I24]" office:value-type="float" office:value="0.570950594454669" calcext:value-type="float">
            <text:p>0.5709505944546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sunny,Humidity=high)</text:p>
          </table:table-cell>
          <table:table-cell table:formula="of:=-0-3/3*LOG(3/3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opy(Outlook=sunny)</text:p>
          </table:table-cell>
          <table:table-cell/>
          <table:table-cell table:formula="of:=-2/5*LOG(2/5;2)-3/5*LOG(3/5;2)" office:value-type="float" office:value="0.970950594454668" calcext:value-type="float">
            <text:p>0.970950594454668</text:p>
          </table:table-cell>
          <table:table-cell table:number-columns-repeated="3"/>
          <table:table-cell office:value-type="string" calcext:value-type="string">
            <text:p>Entropy(Outlook=sunny,Humidity=normal)</text:p>
          </table:table-cell>
          <table:table-cell table:formula="of:=-2/2*LOG(2/2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Humidity)</text:p>
          </table:table-cell>
          <table:table-cell table:formula="of:=3/5*[.I26]+2/5*[.I27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sunny,Humidity)</text:p>
          </table:table-cell>
          <table:table-cell table:style-name="ce4" table:formula="of:=[.I2]-[.I28]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wind=weak)</text:p>
          </table:table-cell>
          <table:table-cell table:formula="of:=-1/3*LOG(1/3;2)-2/3*LOG(2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wind=strong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sunny,Wind)</text:p>
          </table:table-cell>
          <table:table-cell table:formula="of:=3/5*[.I30]+2/5*[.I31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sunny,Wind)</text:p>
          </table:table-cell>
          <table:table-cell table:style-name="ce4" table:formula="of:=[.I2]-[.I32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ainy</text:p>
          </table:table-cell>
          <table:table-cell office:value-type="string" calcext:value-type="string">
            <text:p>Entropy(Outlook=rainy,Temperature=hot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,Temperature=mild)</text:p>
          </table:table-cell>
          <table:table-cell table:formula="of:=-2/3*LOG(2/3;2)-1/3*LOG(1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Outlook=rainy,Temperature=cool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rainy,Temperature)</text:p>
          </table:table-cell>
          <table:table-cell table:formula="of:=0+3/5*[.I35]+2/5*[.I36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IG(Outlook=rainy,Temperature)</text:p>
          </table:table-cell>
          <table:table-cell table:style-name="ce4" table:formula="of:=[.I4]-[.I37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Outlook=rainy,Humidity=high)</text:p>
          </table:table-cell>
          <table:table-cell table:formula="of:=-1/2*LOG(1/2;2)-1/2*LOG(1/2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opy(Outlook=rainy)</text:p>
          </table:table-cell>
          <table:table-cell/>
          <table:table-cell table:formula="of:=-3/5*LOG(3/5;2)-2/5*LOG(2/5;2)" office:value-type="float" office:value="0.970950594454668" calcext:value-type="float">
            <text:p>0.970950594454668</text:p>
          </table:table-cell>
          <table:table-cell table:number-columns-repeated="3"/>
          <table:table-cell office:value-type="string" calcext:value-type="string">
            <text:p>Entropy(Outlook=rainy,Humidity=normal)</text:p>
          </table:table-cell>
          <table:table-cell table:formula="of:=-2/3*LOG(2/3;2)-1/3*LOG(1/3;2)" office:value-type="float" office:value="0.91829583405449" calcext:value-type="float">
            <text:p>0.91829583405449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rainy,Humidity)</text:p>
          </table:table-cell>
          <table:table-cell table:formula="of:=2/5*[.I39]+3/5*[.I40]" office:value-type="float" office:value="0.950977500432694" calcext:value-type="float">
            <text:p>0.95097750043269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rainy,Humidity)</text:p>
          </table:table-cell>
          <table:table-cell table:style-name="ce4" table:formula="of:=[.I4]-[.I41]" office:value-type="float" office:value="0.0199730940219749" calcext:value-type="float">
            <text:p>0.01997309402197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ntropy(Outlook=rainy,Wind=weak)</text:p>
          </table:table-cell>
          <table:table-cell table:formula="of:=-3/3*LOG(3/3;2)-0" office:value-type="float" office:value="-0" calcext:value-type="float">
            <text:p>0</text:p>
          </table:table-cell>
          <table:table-cell office:value-type="string" calcext:value-type="string" table:number-columns-spanned="1" table:number-rows-spanned="2">
            <text:p>-&gt;ket luan duoc IG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Entropy(Outlook=rainy,Wind=strong)</text:p>
          </table:table-cell>
          <table:table-cell table:formula="of:=-0-2/2*LOG(2/2;2)" office:value-type="float" office:value="-0" calcext:value-type="float">
            <text:p>0</text:p>
          </table:table-cell>
          <table:covered-table-cell/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Entropy(Outlook=rainy,Wind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 office:value-type="string" calcext:value-type="string">
            <text:p>IG(Outlook=rainy,Wind)</text:p>
          </table:table-cell>
          <table:table-cell table:style-name="ce4" table:formula="of:=[.I4]" office:value-type="float" office:value="0.970950594454668" calcext:value-type="float">
            <text:p>0.97095059445466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Entropy(Outlook=overcast,Temperature=hot)</text:p>
          </table:table-cell>
          <table:table-cell table:style-name="ce1" table:formula="of:=-2/2*LOG(2/2;2)-0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weak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ntropy(Outlook=overcast,Temperature=mild)</text:p>
          </table:table-cell>
          <table:table-cell table:style-name="ce1" table:formula="of:=-1/1*LOG(1/1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ntropy(Outlook=overcast,Temperature=cool)</text:p>
          </table:table-cell>
          <table:table-cell table:style-name="ce1" table:formula="of:=-1/1*LOG(1/1;2)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mil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strong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Entropy(Outlook)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ho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weak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IG(Outlook=rainy,Temperature)</text:p>
          </table:table-cell>
          <table:table-cell table:style-name="ce1" table:formula="of:=[.I3]-[.I51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Outlook=sunny</text:p>
          </table:table-cell>
          <table:table-cell/>
          <table:table-cell office:value-type="string" calcext:value-type="string">
            <text:p>Humidity=hig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Humidity=high)</text:p>
          </table:table-cell>
          <table:table-cell table:formula="of:=-0-3/3*LOG(3/3;2)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utlook=sunny</text:p>
          </table:table-cell>
          <table:table-cell/>
          <table:table-cell office:value-type="string" calcext:value-type="string">
            <text:p>Humidity=norma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ntropy(Humidity=normal)</text:p>
          </table:table-cell>
          <table:table-cell table:style-name="ce5" table:formula="of:=-2/2*LOG(2/2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Outlook=rainy</text:p>
          </table:table-cell>
          <table:table-cell/>
          <table:table-cell office:value-type="string" calcext:value-type="string">
            <text:p>Wind=wea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/>
          <table:table-cell table:style-name="ce5" office:value-type="string" calcext:value-type="string">
            <text:p>Entropy(Wind=weak)</text:p>
          </table:table-cell>
          <table:table-cell table:formula="of:=-3/3*LOG(3/3;2)-0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Outlook=rainy</text:p>
          </table:table-cell>
          <table:table-cell/>
          <table:table-cell office:value-type="string" calcext:value-type="string">
            <text:p>Wind=stro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ntropy(Wind=strong)</text:p>
          </table:table-cell>
          <table:table-cell table:formula="of:=-0-2/2*LOG(2/2;2)" office:value-type="float" office:value="-0" calcext:value-type="float">
            <text:p>0</text:p>
          </table:table-cell>
          <table:table-cell office:value-type="string" calcext:value-type="string">
            <text:p>-&gt; Phan loai duo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9:16:03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04-27T20:38:59.476000000</dc:date>
    <meta:editing-duration>PT2H23M27S</meta:editing-duration>
    <meta:editing-cycles>139</meta:editing-cycles>
    <meta:document-statistic meta:table-count="1" meta:cell-count="363" meta:object-count="0"/>
  </office:meta>
</office:document-meta>
</file>